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avingEnvironment.isResponseModified( long cache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avingEnvironment.FileSavingEnvironment( String uri , File context , Map attributes , Map parameters , Map headers , Map links , List gatheredLinks , CommandLineContext cliContext ,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avingEnvironment.FileSavingEnvironment( String uri , long lastModified , File context , Map attributes , Map parameters , Map headers , Map links , List gatheredLinks , CommandLineContext cliContext , OutputStream stream , Logger lo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aving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avingEnvironment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